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2000001EA98E9D34FF027F568.png" manifest:media-type="image/png"/>
  <manifest:file-entry manifest:full-path="Pictures/100000010000022F000001C30102E39C3D6FAF55.png" manifest:media-type="image/png"/>
  <manifest:file-entry manifest:full-path="Pictures/100000010000017900000064302CD9B04435DF2C.png" manifest:media-type="image/png"/>
  <manifest:file-entry manifest:full-path="Pictures/10000001000002EA000001D7244A0A6D6BFDDAAC.png" manifest:media-type="image/png"/>
  <manifest:file-entry manifest:full-path="Pictures/100000010000028800000278068955730EF1E6F8.png" manifest:media-type="image/png"/>
  <manifest:file-entry manifest:full-path="Pictures/10000001000002130000022E6B0428090E3DD971.png" manifest:media-type="image/png"/>
  <manifest:file-entry manifest:full-path="Pictures/10000001000002A800000285C98666279988F22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paragraph-rsid="00015177"/>
    </style:style>
    <style:style style:name="P2" style:family="paragraph" style:parent-style-name="Standard">
      <style:text-properties officeooo:paragraph-rsid="00015177"/>
    </style:style>
    <style:style style:name="P3" style:family="paragraph" style:parent-style-name="Standard">
      <style:text-properties officeooo:paragraph-rsid="00015177"/>
    </style:style>
    <style:style style:name="P4" style:family="paragraph" style:parent-style-name="Standard">
      <style:paragraph-properties fo:break-before="page"/>
      <style:text-properties officeooo:paragraph-rsid="000151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Изображение1" text:anchor-type="char" svg:width="14.792cm" svg:height="11.934cm" draw:z-index="0"><draw:image xlink:href="Pictures/100000010000022F000001C30102E39C3D6FAF55.png" xlink:type="simple" xlink:show="embed" xlink:actuate="onLoad" draw:mime-type="image/png"/></draw:frame><draw:frame draw:style-name="fr1" draw:name="Изображение2" text:anchor-type="char" svg:x="-0.635cm" svg:y="12.039cm" svg:width="17cm" svg:height="10.733cm" draw:z-index="1"><draw:image xlink:href="Pictures/10000001000002EA000001D7244A0A6D6BFDDAAC.png" xlink:type="simple" xlink:show="embed" xlink:actuate="onLoad" draw:mime-type="image/png"/></draw:frame></text:p>
      <text:p text:style-name="P1"><draw:frame draw:style-name="fr1" draw:name="Изображение4" text:anchor-type="char" svg:x="5.734cm" svg:y="13.044cm" svg:width="9.977cm" svg:height="2.646cm" draw:z-index="3"><draw:image xlink:href="Pictures/100000010000017900000064302CD9B04435DF2C.png" xlink:type="simple" xlink:show="embed" xlink:actuate="onLoad" draw:mime-type="image/png"/></draw:frame><draw:frame draw:style-name="fr1" draw:name="Изображение3" text:anchor-type="char" svg:x="1.66cm" svg:y="-1.72cm" svg:width="14.051cm" svg:height="14.766cm" draw:z-index="2"><draw:image xlink:href="Pictures/10000001000002130000022E6B0428090E3DD971.png" xlink:type="simple" xlink:show="embed" xlink:actuate="onLoad" draw:mime-type="image/png"/></draw:frame></text:p>
      <text:p text:style-name="P1"><draw:frame draw:style-name="fr1" draw:name="Изображение5" text:anchor-type="char" svg:x="0.212cm" svg:y="-1.665cm" svg:width="17cm" svg:height="16.124cm" draw:z-index="4"><draw:image xlink:href="Pictures/10000001000002A800000285C98666279988F22A.png" xlink:type="simple" xlink:show="embed" xlink:actuate="onLoad" draw:mime-type="image/png"/></draw:frame></text:p>
      <text:p text:style-name="P1"><draw:frame draw:style-name="fr1" draw:name="Изображение6" text:anchor-type="char" svg:x="0.476cm" svg:y="-1.937cm" svg:width="17cm" svg:height="16.581cm" draw:z-index="5"><draw:image xlink:href="Pictures/100000010000028800000278068955730EF1E6F8.png" xlink:type="simple" xlink:show="embed" xlink:actuate="onLoad" draw:mime-type="image/png"/></draw:frame><draw:frame draw:style-name="fr1" draw:name="Изображение7" text:anchor-type="char" svg:x="0.199cm" svg:y="14.817cm" svg:width="17cm" svg:height="9.987cm" draw:z-index="6"><draw:image xlink:href="Pictures/1000000100000342000001EA98E9D34FF027F568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4T10:18:58.915000000</meta:creation-date>
    <dc:date>2022-11-30T15:08:00.625000000</dc:date>
    <meta:editing-duration>PT6M11S</meta:editing-duration>
    <meta:editing-cycles>2</meta:editing-cycles>
    <meta:generator>LibreOffice/7.4.1.2$Windows_X86_64 LibreOffice_project/3c58a8f3a960df8bc8fd77b461821e42c061c5f0</meta:generator>
    <meta:document-statistic meta:table-count="0" meta:image-count="7" meta:object-count="0" meta:page-count="5" meta:paragraph-count="0" meta:word-count="0" meta:character-count="0" meta:non-whitespace-character-count="0"/>
  </office:meta>
</office:document-meta>
</file>